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Bibliography_20_1">
      <style:paragraph-properties>
        <style:tab-stops/>
      </style:paragraph-properties>
    </style:style>
    <style:style style:name="P37" style:family="paragraph" style:parent-style-name="Text_20_body">
      <style:text-properties officeooo:rsid="00e1157a" officeooo:paragraph-rsid="0138ca36"/>
    </style:style>
    <style:style style:name="P38" style:family="paragraph" style:parent-style-name="Text_20_body">
      <style:text-properties officeooo:paragraph-rsid="00ee162b"/>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15113a7" officeooo:paragraph-rsid="015113a7"/>
    </style:style>
    <style:style style:name="P61" style:family="paragraph" style:parent-style-name="Text_20_body" style:list-style-name="L3">
      <style:text-properties officeooo:rsid="00f5d4f6" officeooo:paragraph-rsid="010d2c50"/>
    </style:style>
    <style:style style:name="P62" style:family="paragraph" style:parent-style-name="Text_20_body" style:list-style-name="L3">
      <style:text-properties officeooo:rsid="00f4c70b" officeooo:paragraph-rsid="01534af2"/>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text-properties officeooo:rsid="00a03dba" officeooo:paragraph-rsid="01640731"/>
    </style:style>
    <style:style style:name="P66" style:family="paragraph" style:parent-style-name="Text_20_body">
      <style:text-properties officeooo:paragraph-rsid="01640731"/>
    </style:style>
    <style:style style:name="P67" style:family="paragraph" style:parent-style-name="Text_20_body">
      <style:text-properties officeooo:rsid="008b1c56" officeooo:paragraph-rsid="008b1c56"/>
    </style:style>
    <style:style style:name="P68" style:family="paragraph" style:parent-style-name="Text_20_body">
      <style:text-properties officeooo:rsid="008b1c56" officeooo:paragraph-rsid="0165e62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2aa7a"/>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8">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7">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5">of L2,</text:span><text:span text:style-name="T105">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49">As a Validium we can use:</text:p>
          <text:list>
            <text:list-item>
              <text:p text:style-name="P50"><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6">Avail </text:span><text:span text:style-name="T137">is </text:span><text:span text:style-name="T106">still not implemented </text:span><text:span text:style-name="T109">by zkSync</text:span><text:span text:style-name="T106">)</text:span></text:p>
            </text:list-item>
            <text:list-item>
              <text:p text:style-name="P52">StarkNet</text:p>
            </text:list-item>
          </text:list>
        </text:list-item>
        <text:list-item>
          <text:p text:style-name="P53">Optimistic Rollups:</text:p>
          <text:list>
            <text:list-item>
              <text:p text:style-name="P51"><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1"><text:span text:style-name="T102">Boba </text:span><text:span text:style-name="T108">(</text:span><text:span text:style-name="T103">multichain, </text:span><text:span text:style-name="T108">fast L1↔L2)</text:span></text:p>
            </text:list-item>
            <text:list-item>
              <text:p text:style-name="P54">Metis</text:p>
            </text:list-item>
          </text:list>
        </text:list-item>
      </text:list>
      <text:p text:style-name="P55">For either project, we can use Solidity as the primary programming language.</text:p>
      <text:p text:style-name="P38"><text:span text:style-name="T111">We store in Validium </text:span><text:span text:style-name="T80">also </text:span><text:span text:style-name="T111">the </text:span><text:span text:style-name="T118">dependencies of the</text:span><text:span text:style-name="T111"> following pseudo-type: DiGraph&lt;</text:span><text:span text:style-name="T57">(</text:span><text:span text:style-name="T111">ProjectId, Version</text:span><text:span text:style-name="T57">)</text:span><text:span text:style-name="T111">&gt;, where the version is to be updated, if the next donor finds given project’s dependencies different than the previous donors.</text:span></text:p>
      <text:h text:style-name="P46" text:outline-level="2">Actual algorithm stages</text:h>
      <text:p text:style-name="P32">Stages <text:span text:style-name="T90">of donation</text:span>:</text:p>
      <text:list text:style-name="L3">
        <text:list-item>
          <text:p text:style-name="P57">Client moves the funds to <text:span text:style-name="T123">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58">The server writes dependencies, <text:span text:style-name="T88">project ID,</text:span> <text:span text:style-name="T110">the donated sum, </text:span><text:span text:style-name="T88">X, and Y</text:span> to L2 <text:span text:style-name="T91">(the </text:span><text:span text:style-name="T14">donation specification</text:span><text:span text:style-name="T91">)</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59">Client using access to L2 can validate it <text:span text:style-name="T83">(can be </text:span><text:span text:style-name="T84">done with a hash </text:span><text:span text:style-name="T89">or re-downloading all uploaded dependencies</text:span><text:span text:style-name="T83">)</text:span>.</text:p>
        </text:list-item>
        <text:list-item>
          <text:p text:style-name="P60">The distribution contract is done in such a way, that user can get back the donated sum, before the client confirms donation spe<text:span text:style-name="T121">ci</text:span>fication. The user can use it to get funds (except of gas cost) back from an infidel server.</text:p>
        </text:list-item>
        <text:list-item>
          <text:p text:style-name="P56">The client confirms <text:span text:style-name="T124">(on L2) </text:span>the donation specification.</text:p>
        </text:list-item>
        <text:list-item>
          <text:p text:style-name="P61">Loop:</text:p>
          <text:list>
            <text:list-item>
              <text:p text:style-name="P62"><text:soft-page-break/>Server calls <text:span text:style-name="T115">(also at expense of the server)</text:span> monetary transactions on L2 <text:span text:style-name="T91">through this contract that ensures distribution of funds accordingly </text:span><text:span text:style-name="T65">the donation specification</text:span><text:span text:style-name="T82">. </text:span><text:span text:style-name="T92">For this method msg.sender is not checked, </text:span><text:span text:style-name="T122">but it is checked that the </text:span><text:span text:style-name="T65">donation specification </text:span><text:span text:style-name="T66">was confirmed</text:span><text:span text:style-name="T92">. </text:span><text:span text:style-name="T130">Each donation is accompanied by an event, for the client to check that its donation was fully disbursted.</text:span></text:p>
            </text:list-item>
          </text:list>
        </text:list-item>
      </text:list>
      <text:p text:style-name="P32">Stages <text:span text:style-name="T90">of withdrawal</text:span>:</text:p>
      <text:list text:style-name="L4">
        <text:list-item>
          <text:p text:style-name="P63">The benefactor on L2 send<text:span text:style-name="T94">s</text:span> funds to the “burning” account <text:span text:style-name="T95">to claim funds on the </text:span><text:span text:style-name="T96">L1</text:span>.</text:p>
        </text:list-item>
        <text:list-item>
          <text:p text:style-name="P64">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5">We put matching funds on <text:span text:style-name="T50">our </text:span><text:span text:style-name="T125">modified </text:span>I<text:span text:style-name="T50">V</text:span>otingStrategy <text:span text:style-name="T50">contract.</text:span></text:p>
      <text:p text:style-name="P66"><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1" text:outline-level="1"><text:soft-page-break/>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1:21:42.390373952</dc:date>
    <meta:editing-duration>P7DT3H17M29S</meta:editing-duration>
    <meta:editing-cycles>291</meta:editing-cycles>
    <meta:document-statistic meta:table-count="0" meta:image-count="0" meta:object-count="0" meta:page-count="6" meta:paragraph-count="101" meta:word-count="2051" meta:character-count="13493" meta:non-whitespace-character-count="11521"/>
  </office:meta>
</office:document-meta>
</file>